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307in"/>
    </style:style>
    <style:style style:name="co5" style:family="table-column">
      <style:table-column-properties fo:break-before="auto" style:column-width="0.5437in"/>
    </style:style>
    <style:style style:name="co6" style:family="table-column">
      <style:table-column-properties fo:break-before="auto" style:column-width="0.1264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1516in"/>
    </style:style>
    <style:style style:name="co11" style:family="table-column">
      <style:table-column-properties fo:break-before="auto" style:column-width="0.7146in"/>
    </style:style>
    <style:style style:name="co12" style:family="table-column">
      <style:table-column-properties fo:break-before="auto" style:column-width="0.5189in"/>
    </style:style>
    <style:style style:name="co13" style:family="table-column">
      <style:table-column-properties fo:break-before="auto" style:column-width="0.202in"/>
    </style:style>
    <style:style style:name="co14" style:family="table-column">
      <style:table-column-properties fo:break-before="auto" style:column-width="0.628in"/>
    </style:style>
    <style:style style:name="co15" style:family="table-column">
      <style:table-column-properties fo:break-before="auto" style:column-width="0.1291in"/>
    </style:style>
    <style:style style:name="co16" style:family="table-column">
      <style:table-column-properties fo:break-before="auto" style:column-width="0.5071in"/>
    </style:style>
    <style:style style:name="co17" style:family="table-column">
      <style:table-column-properties fo:break-before="auto" style:column-width="0.3209in"/>
    </style:style>
    <style:style style:name="co18" style:family="table-column">
      <style:table-column-properties fo:break-before="auto" style:column-width="0.2602in"/>
    </style:style>
    <style:style style:name="co19" style:family="table-column">
      <style:table-column-properties fo:break-before="auto" style:column-width="0.3555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4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146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>
      <style:table-cell-properties fo:border-bottom="none" fo:background-color="transparent" fo:border-left="none" fo:padding="0.028in" fo:border-right="0.99pt solid #000000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28in" fo:border-right="none" fo:border-top="none"/>
    </style:style>
    <style:style style:name="ce15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7" style:family="table-cell" style:parent-style-name="Default">
      <style:table-cell-properties fo:background-color="#dddddd" fo:padding="0.028in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34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ce163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5" table:number-columns-repeated="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row table:style-name="ro1">
          <table:table-cell table:style-name="ce123" office:value-type="float" office:value="13.325" calcext:value-type="float">
            <text:p>13.325</text:p>
          </table:table-cell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5.7921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6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67" calcext:value-type="float">
            <text:p>0.06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9" calcext:value-type="float">
            <text:p>0.06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0.074" calcext:value-type="float">
            <text:p>0.07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5" calcext:value-type="float">
            <text:p>0.07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0.076" calcext:value-type="float">
            <text:p>0.07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7" calcext:value-type="float">
            <text:p>0.07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8" calcext:value-type="float">
            <text:p>0.07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9" calcext:value-type="float">
            <text:p>0.07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 (Lk: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Johannes tauft, Menschen bekennen ihre Sünden // lk: was sollen wir tu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45" calcext:value-type="float">
            <text:p>1.04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2" calcext:value-type="float">
            <text:p>3.0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9" calcext:value-type="float">
            <text:p>1.0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55" office:value-type="float" office:value="3.21" calcext:value-type="float">
            <text:p>3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7]" office:value-type="float" office:value="4.17" calcext:value-type="float">
            <text:p>4.17</text:p>
          </table:table-cell>
          <table:table-cell table:style-name="ce124" table:formula="of:=[.E57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01" calcext:value-type="float">
            <text:p>3.1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6" calcext:value-type="float">
            <text:p>3.0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57" calcext:value-type="float">
            <text:p>1.05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02" calcext:value-type="float">
            <text:p>3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1" calcext:value-type="float">
            <text:p>10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5" calcext:value-type="float">
            <text:p>6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75" calcext:value-type="float">
            <text:p>6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2" calcext:value-type="float">
            <text:p>1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er Kleinste im Reich Gottes grösser als Joh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95" calcext:value-type="float">
            <text:p>7.19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4" calcext:value-type="float">
            <text:p>11.1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Frau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16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22]" office:value-type="float" office:value="10.07" calcext:value-type="float">
            <text:p>10.07</text:p>
          </table:table-cell>
          <table:table-cell table:style-name="ce124" table:formula="of:=[.E122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7" calcext:value-type="float">
            <text:p>10.077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5" calcext:value-type="float">
            <text:p>10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60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heruf über unbussfertige Städ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301" calcext:value-type="float">
            <text:p>12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43]" office:value-type="float" office:value="12.5" calcext:value-type="float">
            <text:p>12.50</text:p>
          </table:table-cell>
          <table:table-cell table:style-name="ce136" office:value-type="float" office:value="12.5" calcext:value-type="float">
            <text:p>12.50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n Willen des Vaters tut, vgl Mt 21:31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45]" office:value-type="float" office:value="13.01" calcext:value-type="float">
            <text:p>13.01</text:p>
          </table:table-cell>
          <table:table-cell table:style-name="ce136" office:value-type="float" office:value="13.01" calcext:value-type="float">
            <text:p>13.010</text:p>
          </table:table-cell>
          <table:table-cell table:style-name="ce142"/>
          <table:table-cell table:style-name="ce125" office:value-type="float" office:value="13.02" calcext:value-type="float">
            <text:p>13.0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47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52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54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55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61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68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Die Heilung eines Aussät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7" calcext:value-type="float">
            <text:p>1.2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8" calcext:value-type="float">
            <text:p>1.2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9" calcext:value-type="float">
            <text:p>1.2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7" calcext:value-type="float">
            <text:p>7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 office:value-type="float" office:value="9.31" calcext:value-type="float">
            <text:p>9.31</text:p>
          </table:table-cell>
          <table:table-cell table:style-name="ce121"/>
          <table:table-cell table:style-name="ce122"/>
          <table:table-cell table:style-name="ce151" office:value-type="float" office:value="8.22" calcext:value-type="float">
            <text:p>8.220</text:p>
          </table:table-cell>
          <table:table-cell table:style-name="ce132"/>
          <table:table-cell table:style-name="ce126" office:value-type="float" office:value="8.26" calcext:value-type="float">
            <text:p>8.26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Heilung von zwei Blinden (Mk: einem Blinden in Bethsaida). Vgl Mt 12:22f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6" calcext:value-type="float">
            <text:p>9.1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98]" office:value-type="float" office:value="9.34" calcext:value-type="float">
            <text:p>9.34</text:p>
          </table:table-cell>
          <table:table-cell table:style-name="ce124" table:formula="of:=[.E198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7" calcext:value-type="float">
            <text:p>9.1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5" calcext:value-type="float">
            <text:p>8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04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5" calcext:value-type="float">
            <text:p>13.3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13.175" calcext:value-type="float">
            <text:p>13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08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10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3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4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5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3" calcext:value-type="float">
            <text:p>12.38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5" calcext:value-type="float">
            <text:p>8.0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5" calcext:value-type="float">
            <text:p>5.1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23]" office:value-type="float" office:value="4.08" calcext:value-type="float">
            <text:p>4.08</text:p>
          </table:table-cell>
          <table:table-cell table:style-name="ce124" table:formula="of:=[.E223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4.135" calcext:value-type="float">
            <text:p>4.135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1" calcext:value-type="float">
            <text:p>8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5" calcext:value-type="float">
            <text:p>12.18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8" calcext:value-type="float">
            <text:p>6.17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us wird den Nationen Gericht ankünd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1" calcext:value-type="float">
            <text:p>2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25" calcext:value-type="float">
            <text:p>2.125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81" calcext:value-type="float">
            <text:p>5.0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93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7" calcext:value-type="float">
            <text:p>8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7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 office:value-type="float" office:value="14.12" calcext:value-type="float">
            <text:p>14.12</text:p>
          </table:table-cell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1" calcext:value-type="float">
            <text:p>9.1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" calcext:value-type="float">
            <text:p>14.13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office:value-type="string" calcext:value-type="string">
            <text:p>Jesus hört vom Tod Johannes und geht an einen öden Or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7" calcext:value-type="float">
            <text:p>14.127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30.5" calcext:value-type="float">
            <text:p>630.50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4" calcext:value-type="float">
            <text:p>9.104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174" office:value-type="string" calcext:value-type="string">
            <text:p>Die Speisung der Fünftaus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" calcext:value-type="float">
            <text:p>14.130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5" calcext:value-type="float">
            <text:p>9.10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1" calcext:value-type="float">
            <text:p>6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1" calcext:value-type="float">
            <text:p>9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teigt auf Berg besonders, um zu be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1" calcext:value-type="float">
            <text:p>9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n Israel nicht solchen Glauben gefunden, Söhne des Reiches her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37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5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39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391" calcext:value-type="float">
            <text:p>12.39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54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56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7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6" calcext:value-type="float">
            <text:p>12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zwei Tagen ist das Passah (und die Kreuzigung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82" calcext:value-type="float">
            <text:p>9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" calcext:value-type="float">
            <text:p>9.18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81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1" calcext:value-type="float">
            <text:p>9.18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83" calcext:value-type="float">
            <text:p>9.18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4" calcext:value-type="float">
            <text:p>9.184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387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88" calcext:value-type="float">
            <text:p>9.18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9" calcext:value-type="float">
            <text:p>9.18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2" calcext:value-type="float">
            <text:p>9.19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93" calcext:value-type="float">
            <text:p>9.19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4" calcext:value-type="float">
            <text:p>9.19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6" calcext:value-type="float">
            <text:p>9.19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7" calcext:value-type="float">
            <text:p>9.19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2"/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174" office:value-type="string" calcext:value-type="string">
            <text:p>Die erste Ankündigung von Jesu Tod und Aufersteh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11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1" calcext:value-type="float">
            <text:p>8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12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35" calcext:value-type="float">
            <text:p>4.135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174" office:value-type="string" calcext:value-type="string">
            <text:p>Grosse Volksmenge hat nichts zu essen (Die Speisung der Viertausend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3" calcext:value-type="float">
            <text:p>16.23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7.918" calcext:value-type="float">
            <text:p>7.9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1" calcext:value-type="float">
            <text:p>9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141" calcext:value-type="float">
            <text:p>17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174" office:value-type="string" calcext:value-type="string">
            <text:p>In Galiläa: Sohn des Menschen wird überliefert in des Menschen Hände (2. Ankündigung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" calcext:value-type="float">
            <text:p>9.330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1" calcext:value-type="float">
            <text:p>17.24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3" calcext:value-type="float">
            <text:p>9.33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2" calcext:value-type="float">
            <text:p>17.24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2"/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17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2"/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4" calcext:value-type="float">
            <text:p>9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9" calcext:value-type="float">
            <text:p>5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2" calcext:value-type="float">
            <text:p>8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1.11" calcext:value-type="float">
            <text:p>11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0-5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3" office:value-type="float" office:value="12.005" calcext:value-type="float">
            <text:p>12.005</text:p>
          </table:table-cell>
          <table:table-cell table:style-name="ce125" office:value-type="float" office:value="12.01" calcext:value-type="float">
            <text:p>12.01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32"/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2.015" calcext:value-type="float">
            <text:p>22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6" calcext:value-type="float">
            <text:p>22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7" calcext:value-type="float">
            <text:p>22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2" calcext:value-type="float">
            <text:p>12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8" calcext:value-type="float">
            <text:p>22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05" calcext:value-type="float">
            <text:p>21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35" calcext:value-type="float">
            <text:p>22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<text:s/>salbt Jes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inzug des Messias Jesus i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499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32"/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04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09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5" calcext:value-type="float">
            <text:p>2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 1: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27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29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30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m grössten Gebo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8" calcext:value-type="float">
            <text:p>12.1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76" calcext:value-type="float">
            <text:p>6.17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/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7.01" calcext:value-type="float">
            <text:p>1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1" calcext:value-type="float">
            <text:p>14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2" calcext:value-type="float">
            <text:p>14.5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3" calcext:value-type="float">
            <text:p>14.5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5" office:value-type="float" office:value="18.18" calcext:value-type="float">
            <text:p>18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7" calcext:value-type="float">
            <text:p>18.15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3" calcext:value-type="float">
            <text:p>18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4" calcext:value-type="float">
            <text:p>18.28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6" calcext:value-type="float">
            <text:p>18.28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1" calcext:value-type="float">
            <text:p>27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7" calcext:value-type="float">
            <text:p>18.28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8" calcext:value-type="float">
            <text:p>18.2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9" calcext:value-type="float">
            <text:p>15.0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289" calcext:value-type="float">
            <text:p>18.28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urpurmantel [offb 17:3-4, 18:12, 18:16]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511" calcext:value-type="float">
            <text:p>18.5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512" calcext:value-type="float">
            <text:p>18.5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21" calcext:value-type="float">
            <text:p>27.3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3" office:value-type="float" office:value="15.211" calcext:value-type="float">
            <text:p>15.2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 kommen an den Ort, genannt Schädelstät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übergehende lästern ihn. [Offb 16:9,11,21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01" calcext:value-type="float">
            <text:p>24.0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05" calcext:value-type="float">
            <text:p>20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ster Wochenta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7" calcext:value-type="float">
            <text:p>28.09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47" office:value-type="float" office:value="20.11" calcext:value-type="float">
            <text:p>20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5" calcext:value-type="float">
            <text:p>28.005</text:p>
          </table:table-cell>
          <table:table-cell table:style-name="ce132"/>
          <table:table-cell table:style-name="ce142"/>
          <table:table-cell table:style-name="ce150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3" office:value-type="float" office:value="16.005" calcext:value-type="float">
            <text:p>16.005</text:p>
          </table:table-cell>
          <table:table-cell table:style-name="ce132"/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 office:value-type="float" office:value="24.12" calcext:value-type="float">
            <text:p>24.12</text:p>
          </table:table-cell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50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4" calcext:value-type="float">
            <text:p>27.6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89" calcext:value-type="float">
            <text:p>15.4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6" calcext:value-type="float">
            <text:p>24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4" calcext:value-type="float">
            <text:p>20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5" calcext:value-type="float">
            <text:p>24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5" calcext:value-type="float">
            <text:p>20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56" calcext:value-type="float">
            <text:p>24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6" calcext:value-type="float">
            <text:p>20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r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6" calcext:value-type="float">
            <text:p>24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6" calcext:value-type="float">
            <text:p>20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di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" calcext:value-type="float">
            <text:p>28.0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8" calcext:value-type="float">
            <text:p>20.0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8" calcext:value-type="float">
            <text:p>20.0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018" calcext:value-type="float">
            <text:p>20.01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9" calcext:value-type="float">
            <text:p>24.0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9" calcext:value-type="float">
            <text:p>20.0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" calcext:value-type="float">
            <text:p>20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1" calcext:value-type="float">
            <text:p>20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1" calcext:value-type="float">
            <text:p>20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nicht geglaubt ha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6" calcext:value-type="float">
            <text:p>28.0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23" calcext:value-type="float">
            <text:p>24.0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2" calcext:value-type="float">
            <text:p>20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2" calcext:value-type="float">
            <text:p>20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«Emmausjünger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3" calcext:value-type="float">
            <text:p>20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Elf gingen zum Berg i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 (verwundert sich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30" office:value-type="float" office:value="28.08" calcext:value-type="float">
            <text:p>28.080</text:p>
          </table:table-cell>
          <table:table-cell table:style-name="ce140"/>
          <table:table-cell table:style-name="ce146"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58" office:value-type="float" office:value="20.11" calcext:value-type="float">
            <text:p>20.11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131" calcext:value-type="float">
            <text:p>24.1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6" calcext:value-type="float">
            <text:p>28.1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6" calcext:value-type="float">
            <text:p>24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7" calcext:value-type="float">
            <text:p>24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01" calcext:value-type="float">
            <text:p>24.0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6" calcext:value-type="float">
            <text:p>28.160</text:p>
          </table:table-cell>
          <table:table-cell table:style-name="ce132"/>
          <table:table-cell table:style-name="ce142"/>
          <table:table-cell table:style-name="ce125" office:value-type="float" office:value="28.2" calcext:value-type="float">
            <text:p>28.20</text:p>
          </table:table-cell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132"/>
          <table:table-cell table:style-name="ce125" office:value-type="float" office:value="16.18" calcext:value-type="float">
            <text:p>16.18</text:p>
          </table:table-cell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 office:value-type="float" office:value="24.49" calcext:value-type="float">
            <text:p>24.49</text:p>
          </table:table-cell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trag an die Jüng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1" calcext:value-type="float">
            <text:p>28.110</text:p>
          </table:table-cell>
          <table:table-cell table:style-name="ce132"/>
          <table:table-cell table:style-name="ce142"/>
          <table:table-cell table:style-name="ce125" office:value-type="float" office:value="28.15" calcext:value-type="float">
            <text:p>28.15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techung der Kriegsknech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/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/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870">
          <table:table-cell table:number-columns-repeated="38"/>
        </table:table-row>
        <table:table-row table:style-name="ro5">
          <table:table-cell table:number-columns-repeated="38"/>
        </table:table-row>
        <table:table-row table:style-name="ro5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702"/>
      </table:named-expressions>
      <table:database-ranges>
        <table:database-range table:name="SortierRange" table:target-range-address="Parallelstellen.C2:Parallelstellen.AM702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702" table:contains-header="false">
          <table:sort>
            <table:sort-by table:field-number="16" table:data-type="automatic"/>
            <table:sort-by table:field-number="17" table:data-type="automatic"/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20:07:33.6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16T20:35:45.283000000</meta:creation-date>
    <dc:date>2022-01-04T22:58:35.673000000</dc:date>
    <meta:editing-duration>P6DT5H51M2S</meta:editing-duration>
    <meta:editing-cycles>655</meta:editing-cycles>
    <meta:generator>LibreOffice/7.0.0.3$Windows_X86_64 LibreOffice_project/8061b3e9204bef6b321a21033174034a5e2ea88e</meta:generator>
    <meta:document-statistic meta:table-count="1" meta:cell-count="4404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